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52]+20" office:value-type="float" office:value="165" calcext:value-type="float">
            <text:p>165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7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9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0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1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6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5:33:20.069266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0-12-31T01:16:29.380401539</dc:date>
    <meta:editing-duration>P87DT5H2M37S</meta:editing-duration>
    <meta:editing-cycles>1735</meta:editing-cycles>
    <meta:generator>LibreOffice/6.4.6.2$Linux_X86_64 LibreOffice_project/40$Build-2</meta:generator>
    <meta:document-statistic meta:table-count="3" meta:cell-count="5431" meta:object-count="0"/>
  </office:meta>
</office:document-meta>
</file>